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.getMapping( final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loy.prepareWebArchive( String webAppsDir , String webModul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6">
            <text:p text:style-name="Table_20_Contents">196</text:p>
          </table:table-cell>
        </table:table-row>
        <table:table-row>
          <table:table-cell office:value-type="string">
            <text:p text:style-name="Table_20_Contents">Deploy.deployArchive( final String webAppsDir , final String warFile , final String war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ploy.main( String args [ ]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